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95cm" svg:height="1.15cm" draw:transform="rotate (1.5707963267949) translate (1.05cm 9cm)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95cm" svg:height="1.15cm" draw:transform="rotate (1.5707963267949) translate (18.9cm 9.1cm)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7cm" svg:height="1.4cm" svg:x="9.5cm" svg:y="7cm">
          <text:p text:style-name="P1">Che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7cm" svg:height="1.4cm" svg:x="3.1cm" svg:y="7cm">
          <text:p text:style-name="P1">A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3.7cm" svg:height="1.4cm" svg:x="9.5cm" svg:y="4.2cm">
          <text:p text:style-name="P1">Collec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7" draw:id="id7" draw:layer="layout" svg:width="3.7cm" svg:height="1.4cm" svg:x="14cm" svg:y="5.9cm"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7cm" svg:height="1.4cm" svg:x="3.2cm" svg:y="4.2cm">
          <text:p text:style-name="P1">Sen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625cm" svg:y1="4.05cm" svg:x2="3.741cm" svg:y2="4.405cm" draw:end-shape="id1" draw:end-glue-point="5" svg:d="m1625 4050c0-526 2116-704 2116 355">
          <text:p/>
        </draw:connector>
        <draw:connector draw:style-name="gr3" draw:text-style-name="P1" draw:layer="layout" draw:type="curve" draw:line-skew="-1.251cm" svg:x1="3.641cm" svg:y1="8.195cm" svg:x2="1.625cm" svg:y2="9cm" draw:start-shape="id2" draw:start-glue-point="7" draw:end-shape="id3" draw:end-glue-point="3" svg:d="m3641 8195c0 1806-2016 1403-2016 805">
          <text:p/>
        </draw:connector>
        <draw:connector draw:style-name="gr3" draw:text-style-name="P1" draw:layer="layout" draw:type="curve" svg:x1="6.9cm" svg:y1="4.9cm" svg:x2="9.5cm" svg:y2="4.9cm" draw:start-shape="id1" draw:start-glue-point="10" draw:end-shape="id4" draw:end-glue-point="6" svg:d="m6900 4900h2600">
          <text:p/>
        </draw:connector>
        <draw:connector draw:style-name="gr3" draw:text-style-name="P1" draw:layer="layout" draw:type="curve" svg:x1="9.5cm" svg:y1="7.7cm" svg:x2="6.8cm" svg:y2="7.7cm" draw:start-shape="id5" draw:start-glue-point="6" draw:end-shape="id2" draw:end-glue-point="10" svg:d="m9500 7700h-2700">
          <text:p/>
        </draw:connector>
        <draw:connector draw:style-name="gr4" draw:text-style-name="P1" draw:layer="layout" draw:type="curve" svg:x1="18.9cm" svg:y1="6.625cm" svg:x2="17.7cm" svg:y2="6.6cm" draw:start-shape="id6" draw:start-glue-point="0" draw:end-shape="id7" draw:end-glue-point="10" svg:d="m18900 6625c-898 0-299-25-1200-25">
          <text:p/>
        </draw:connector>
        <draw:connector draw:style-name="gr4" draw:text-style-name="P1" draw:layer="layout" draw:type="curve" svg:x1="14.541cm" svg:y1="7.095cm" svg:x2="6.259cm" svg:y2="8.195cm" draw:start-shape="id7" draw:start-glue-point="7" draw:end-shape="id2" draw:end-glue-point="9" svg:d="m14541 7095c0 2710-8282 2160-8282 1100">
          <text:p/>
        </draw:connector>
        <draw:connector draw:style-name="gr4" draw:text-style-name="P1" draw:layer="layout" draw:type="curve" svg:x1="6.359cm" svg:y1="4.405cm" svg:x2="15.85cm" svg:y2="5.9cm" draw:start-shape="id1" draw:start-glue-point="11" draw:end-shape="id7" svg:d="m6359 4405c0-1059 9491-1806 9491 1495">
          <text:p/>
        </draw:connector>
        <draw:connector draw:style-name="gr4" draw:text-style-name="P1" draw:layer="layout" draw:type="curve" svg:x1="13.2cm" svg:y1="4.9cm" svg:x2="14.541cm" svg:y2="6.105cm" draw:start-shape="id4" draw:start-glue-point="10" draw:end-shape="id7" draw:end-glue-point="5" svg:d="m13200 4900c894 0 1341 401 1341 1205">
          <text:p/>
        </draw:connector>
        <draw:connector draw:style-name="gr3" draw:text-style-name="P1" draw:layer="layout" draw:type="curve" svg:x1="6.259cm" svg:y1="7.205cm" svg:x2="10.041cm" svg:y2="5.395cm" draw:start-shape="id2" draw:start-glue-point="11" draw:end-shape="id4" draw:end-glue-point="7" svg:d="m6259 7205c0-1356 3782-451 3782-1810">
          <text:p/>
        </draw:connector>
        <draw:connector draw:style-name="gr3" draw:text-style-name="P1" draw:layer="layout" draw:type="curve" svg:x1="11.35cm" svg:y1="5.6cm" svg:x2="11.35cm" svg:y2="7cm" draw:start-shape="id4" draw:start-glue-point="8" draw:end-shape="id5" draw:end-glue-point="4" svg:d="m11350 5600v1400">
          <text:p/>
        </draw:connector>
        <draw:custom-shape draw:style-name="gr5" draw:text-style-name="P1" xml:id="id10" draw:id="id10" draw:layer="layout" svg:width="5.9cm" svg:height="1.2cm" svg:x="1.1cm" svg:y="20.4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5.9cm" svg:height="1.2cm" svg:x="1.1cm" svg:y="21.9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5.9cm" svg:height="1.2cm" svg:x="1.1cm" svg:y="24.3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5.9cm" svg:height="1.2cm" svg:x="14.1cm" svg:y="21.1cm">
          <text:p text:style-name="P1">Monitor/Coll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9cm" svg:height="1.2cm" svg:x="1.1cm" svg:y="18.1cm">
          <text:p text:style-name="P1">SSH Serv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5.9cm" svg:height="1.2cm" svg:x="1.1cm" svg:y="25.9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5.9cm" svg:height="1.2cm" svg:x="9.3cm" svg:y="24.9cm">
          <text:p text:style-name="P1">Collect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cm" svg:y1="18.7cm" svg:x2="17.05cm" svg:y2="21.1cm" draw:start-shape="id8" draw:start-glue-point="1" draw:end-shape="id9" draw:end-glue-point="0" svg:d="m7000 18700c6700 0 10050 800 10050 2400">
          <text:p/>
        </draw:connector>
        <draw:connector draw:style-name="gr3" draw:text-style-name="P1" draw:layer="layout" draw:type="curve" svg:x1="7cm" svg:y1="21cm" svg:x2="14.1cm" svg:y2="21.7cm" draw:start-shape="id10" draw:start-glue-point="1" draw:end-shape="id9" draw:end-glue-point="3" svg:d="m7000 21000c5325 0 1775 700 7100 700">
          <text:p/>
        </draw:connector>
        <draw:connector draw:style-name="gr3" draw:text-style-name="P1" draw:layer="layout" draw:type="curve" svg:x1="7cm" svg:y1="22.5cm" svg:x2="14.1cm" svg:y2="21.7cm" draw:start-shape="id11" draw:start-glue-point="1" draw:end-shape="id9" svg:d="m7000 22500c5325 0 1775-800 7100-800">
          <text:p/>
        </draw:connector>
        <draw:connector draw:style-name="gr3" draw:text-style-name="P1" draw:layer="layout" draw:type="curve" svg:x1="7cm" svg:y1="24.9cm" svg:x2="9.3cm" svg:y2="25.5cm" draw:start-shape="id12" draw:start-glue-point="1" draw:end-shape="id13" draw:end-glue-point="3" svg:d="m7000 24900c1725 0 575 600 2300 600">
          <text:p/>
        </draw:connector>
        <draw:connector draw:style-name="gr3" draw:text-style-name="P1" draw:layer="layout" draw:type="curve" svg:x1="7cm" svg:y1="26.5cm" svg:x2="9.3cm" svg:y2="25.5cm" draw:start-shape="id14" draw:start-glue-point="1" draw:end-shape="id13" draw:end-glue-point="3" svg:d="m7000 26500c1725 0 575-1000 2300-1000">
          <text:p/>
        </draw:connector>
        <draw:connector draw:style-name="gr3" draw:text-style-name="P1" draw:layer="layout" draw:type="curve" svg:x1="15.2cm" svg:y1="25.5cm" svg:x2="17.05cm" svg:y2="22.3cm" draw:start-shape="id13" draw:start-glue-point="1" draw:end-shape="id9" svg:d="m15200 25500c1234 0 1850-1066 1850-3200">
          <text:p/>
        </draw:connector>
        <draw:line draw:style-name="gr8" draw:text-style-name="P1" draw:layer="layout" svg:x1="4.4cm" svg:y1="10.9cm" svg:x2="7.1cm" svg:y2="10.9cm">
          <text:p/>
        </draw:line>
        <draw:line draw:style-name="gr4" draw:text-style-name="P1" draw:layer="layout" svg:x1="4.4cm" svg:y1="11.8cm" svg:x2="7.1cm" svg:y2="11.8cm">
          <text:p/>
        </draw:line>
        <draw:frame draw:style-name="gr9" draw:layer="layout" svg:width="5.789cm" svg:height="0.962cm" svg:x="7.3cm" svg:y="10.4cm">
          <draw:text-box>
            <text:p>Automatic Process</text:p>
          </draw:text-box>
        </draw:frame>
        <draw:frame draw:style-name="gr9" draw:layer="layout" svg:width="5.544cm" svg:height="0.962cm" svg:x="7.4cm" svg:y="11.3cm">
          <draw:text-box>
            <text:p>Intractive Process</text:p>
          </draw:text-box>
        </draw:frame>
        <draw:frame draw:style-name="gr9" draw:text-style-name="P2" draw:layer="layout" svg:width="8.224cm" svg:height="1.195cm" svg:x="5.6cm" svg:y="1.4cm">
          <draw:text-box>
            <text:p text:style-name="P2">Monitoring Objects</text:p>
          </draw:text-box>
        </draw:frame>
        <draw:frame draw:style-name="gr9" draw:text-style-name="P2" draw:layer="layout" svg:width="9.019cm" svg:height="1.195cm" svg:x="5.7cm" svg:y="16cm">
          <draw:text-box>
            <text:p text:style-name="P2">Monitoring Instan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Schilling</meta:initial-creator>
    <meta:creation-date>2014-06-02T13:03:37</meta:creation-date>
    <dc:date>2014-06-02T13:43:47</dc:date>
    <dc:creator>Alexander Schilling</dc:creator>
    <meta:editing-duration>PT9M33S</meta:editing-duration>
    <meta:editing-cycles>1</meta:editing-cycles>
    <meta:document-statistic meta:object-count="36"/>
    <meta:generator>LibreOffice/3.6$Linux_X86_64 LibreOffice_project/360m1$Build-2</meta:generator>
  </office:meta>
</office:document-meta>
</file>